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erif, 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d1f22" style:font-name="Lato" fo:font-size="13pt" fo:letter-spacing="normal" fo:font-style="normal" fo:font-weight="normal" style:font-size-asian="13pt" style:font-size-complex="13pt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.794cm" loext:contextual-spacing="false" fo:orphans="2" fo:widows="2" fo:text-indent="0cm" style:auto-text-indent="false" fo:padding="0cm" fo:border="none"/>
      <style:text-properties fo:font-size="13pt" style:font-size-asian="13pt" style:font-size-complex="13pt"/>
    </style:style>
    <style:style style:name="P5" style:family="paragraph" style:parent-style-name="Text_20_body">
      <style:paragraph-properties fo:margin-left="0cm" fo:margin-right="1.588cm" fo:margin-top="0cm" fo:margin-bottom="0cm" loext:contextual-spacing="false" fo:orphans="2" fo:widows="2" fo:text-indent="0cm" style:auto-text-indent="false"/>
      <style:text-properties loext:padding="0cm" loext:border="none"/>
    </style:style>
    <style:style style:name="P6" style:family="paragraph" style:parent-style-name="Heading_20_1">
      <style:text-properties fo:font-variant="normal" fo:text-transform="none" fo:color="#1d1f22" style:font-name="inherit" fo:font-size="13pt" fo:letter-spacing="normal" fo:font-style="normal" style:text-underline-style="solid" style:text-underline-width="auto" style:text-underline-color="font-color" fo:font-weight="normal" style:font-size-asian="13pt" style:font-weight-asian="normal" style:font-size-complex="13pt" style:font-weight-complex="normal" loext:padding="0cm" loext:border="none"/>
    </style:style>
    <style:style style:name="T1" style:family="text">
      <style:text-properties style:font-name="inherit" fo:font-size="13.5pt" fo:font-style="italic" loext:padding="0cm" loext:border="none"/>
    </style:style>
    <style:style style:name="T2" style:family="text">
      <style:text-properties fo:font-variant="normal" fo:text-transform="none" fo:color="#1d1f22" style:font-name="inherit" fo:font-size="13.5pt" fo:letter-spacing="normal" fo:font-style="italic" fo:font-weight="normal" loext:padding="0cm" loext:border="none"/>
    </style:style>
    <style:style style:name="T3" style:family="text">
      <style:text-properties fo:font-variant="normal" fo:text-transform="none" fo:color="#1d1f22" style:font-name="inherit" fo:font-size="13.5pt" fo:letter-spacing="normal" fo:font-style="italic" fo:font-weight="normal" style:font-size-asian="13pt" style:font-size-complex="13pt" loext:padding="0cm" loext:border="none"/>
    </style:style>
    <style:style style:name="T4" style:family="text">
      <style:text-properties fo:font-variant="normal" fo:text-transform="none" fo:color="#1d1f22" style:font-name="inherit" fo:font-size="13.5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1d1f22" style:font-name="inherit" fo:font-size="13.5pt" fo:letter-spacing="normal" fo:font-style="normal" fo:font-weight="normal"/>
    </style:style>
    <style:style style:name="T6" style:family="text">
      <style:text-properties fo:font-variant="normal" fo:text-transform="none" fo:color="#1d1f22" style:font-name="inherit" fo:font-size="13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1d1f22" style:font-name="inherit" fo:letter-spacing="normal" fo:font-style="italic" fo:font-weight="normal" loext:padding="0cm" loext:border="none"/>
    </style:style>
    <style:style style:name="T8" style:family="text">
      <style:text-properties fo:font-variant="normal" fo:text-transform="none" fo:color="#1d1f22" style:font-name="inheri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1d1f22" style:font-name="inherit" fo:letter-spacing="normal" fo:font-style="normal" fo:font-weight="normal"/>
    </style:style>
    <style:style style:name="T10" style:family="text">
      <style:text-properties fo:font-variant="normal" fo:text-transform="none" fo:color="#1d1f22" style:font-name="inheri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1d1f22" style:font-name="inherit" fo:font-size="13pt" fo:letter-spacing="normal" fo:font-style="italic" fo:font-weight="normal" style:font-size-asian="13pt" style:font-size-complex="13pt" loext:padding="0cm" loext:border="none"/>
    </style:style>
    <style:style style:name="T12" style:family="text">
      <style:text-properties fo:font-variant="normal" fo:text-transform="none" fo:color="#1d1f22" style:font-name="inherit" fo:font-size="13pt" fo:letter-spacing="normal" fo:font-style="italic" fo:font-weight="normal" style:font-size-asian="13pt" style:font-style-asian="italic" style:font-size-complex="13pt" style:font-style-complex="italic" loext:padding="0cm" loext:border="none"/>
    </style:style>
    <style:style style:name="T13" style:family="text">
      <style:text-properties fo:font-variant="normal" fo:text-transform="none" fo:color="#1d1f22" style:font-name="inherit" fo:font-size="13pt" fo:letter-spacing="normal" fo:font-style="italic" style:font-size-asian="13pt" style:font-style-asian="italic" style:font-size-complex="13pt" style:font-style-complex="italic" loext:padding="0cm" loext:border="none"/>
    </style:style>
    <style:style style:name="T14" style:family="text">
      <style:text-properties fo:font-variant="normal" fo:text-transform="none" fo:color="#1d1f22" style:font-name="inherit" fo:font-size="13pt" fo:letter-spacing="normal" fo:font-style="italic" fo:font-weight="bold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15" style:family="text">
      <style:text-properties fo:font-variant="normal" fo:text-transform="none" fo:color="#1d1f22" style:font-name="inherit" fo:font-size="13pt" fo:letter-spacing="normal" fo:font-weight="normal" style:font-size-asian="13pt" style:font-size-complex="13pt" loext:padding="0cm" loext:border="none"/>
    </style:style>
    <style:style style:name="T16" style:family="text">
      <style:text-properties fo:font-variant="normal" fo:text-transform="none" fo:color="#1d1f22" style:font-name="inherit" fo:font-size="13pt" fo:letter-spacing="normal" fo:font-style="normal" fo:font-weight="normal" style:font-size-asian="13pt" style:font-style-asian="normal" style:font-size-complex="13pt" style:font-style-complex="normal" loext:padding="0cm" loext:border="none"/>
    </style:style>
    <style:style style:name="T17" style:family="text">
      <style:text-properties fo:font-variant="normal" fo:text-transform="none" fo:color="#1d1f22" style:font-name="inherit" fo:font-size="13pt" fo:letter-spacing="normal" fo:font-style="normal" fo:font-weight="normal" style:font-size-asian="13pt" style:font-size-complex="13pt"/>
    </style:style>
    <style:style style:name="T18" style:family="text">
      <style:text-properties fo:font-variant="normal" fo:text-transform="none" fo:color="#1d1f22" style:font-name="inherit" fo:font-size="13pt" fo:letter-spacing="normal" fo:font-style="normal" fo:font-weight="normal" style:font-size-asian="13pt" style:font-size-complex="13pt" loext:padding="0cm" loext:border="none"/>
    </style:style>
    <style:style style:name="T19" style:family="text">
      <style:text-properties fo:font-variant="normal" fo:text-transform="none" fo:color="#1d1f22" style:font-name="inherit" fo:font-size="13pt" fo:letter-spacing="normal" fo:font-style="normal" fo:font-weight="bold" style:font-size-asian="13pt" style:font-size-complex="13pt" loext:padding="0cm" loext:border="none"/>
    </style:style>
    <style:style style:name="T20" style:family="text">
      <style:text-properties fo:font-variant="normal" fo:text-transform="none" fo:color="#1d1f22" style:font-name="Lato" fo:font-size="22.5pt" fo:letter-spacing="normal" fo:font-style="normal" fo:font-weight="bold"/>
    </style:style>
    <style:style style:name="T21" style:family="text">
      <style:text-properties fo:font-variant="normal" fo:text-transform="none" fo:color="#1d1f22" style:font-name="Lato" fo:font-size="22.5pt" fo:letter-spacing="normal" fo:font-style="normal" style:text-underline-style="solid" style:text-underline-width="auto" style:text-underline-color="font-color" fo:font-weight="bold"/>
    </style:style>
    <style:style style:name="T22" style:family="text">
      <style:text-properties fo:font-variant="normal" fo:text-transform="none" fo:color="#1d1f22" style:font-name="Lato" fo:font-size="22.5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font-variant="normal" fo:text-transform="none" fo:color="#1d1f22" style:font-name="Lato" fo:font-size="13pt" fo:letter-spacing="normal" fo:font-style="normal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Qué es: Interfaz de Usuario (UI)</text:h>
      <text:p text:style-name="P5"/>
      <text:p text:style-name="P1">La UI (por sus siglas en inglés User Interface) o en español Interfaz del Usuario, es la vista que permite a un usuario interactuar de manera efectiva con un sistema. Es la suma de una arquitectura de información + patrones de interacción + <text:s/>elementos visuales.</text:p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Text_20_body"><text:span text:style-name="Emphasis"><text:span text:style-name="T14">La representación visual, táctil y/o fonética que permite a un usuario interactuar con un sistema.</text:span></text:span></text:p>
          </table:table-cell>
        </table:table-row>
      </table:table>
      <text:p text:style-name="P3"><text:line-break/><text:span text:style-name="T23">Principios del Diseño de UI (Interfaz de Usuario)</text:span></text:p>
      <text:p text:style-name="Text_20_body"><text:line-break/><text:span text:style-name="T18">Según Larry Constantine y Lucy Lockwood, existen ciertos principios para el diseño de interfaz centrado en el usuario. Estos principios son:</text:span></text:p>
      <text:list xml:id="list2288977397" text:style-name="L1">
        <text:list-item>
          <text:p text:style-name="P2"><text:span text:style-name="Strong_20_Emphasis"><text:span text:style-name="T19">Estructura: </text:span></text:span><text:span text:style-name="T18">El diseño debe organizar la interfaz de usuario a propósito, de manera significativa y útil basada en modelos claros y consistentes que son evidentes y reconocible para los usuarios, poniendo cosas relacionadas entre sí y que separa las cosas no relacionadas, diferenciando cosas diferentes y hacer cosas similares se parecen entre una y otra. El principio de estructura concierne a la arquitectura general de la interfaz de usuario.</text:span></text:p>
          <text:p text:style-name="P4"/>
        </text:list-item>
        <text:list-item>
          <text:p text:style-name="P2"><text:span text:style-name="Strong_20_Emphasis"><text:span text:style-name="T19">Simplicidad: </text:span></text:span><text:span text:style-name="T17">El diseño debe facilitar las tareas sencillas y comunes, comunicarse de forma clara y sencilla en el propio idioma del usuario y proporcionar buenos accesos directos que estén significativamente relacionados con procedimientos más largos.</text:span></text:p>
          <text:p text:style-name="P4"/>
        </text:list-item>
        <text:list-item>
          <text:p text:style-name="P2"><text:span text:style-name="Strong_20_Emphasis"><text:span text:style-name="T19">Visibilidad: </text:span></text:span><text:span text:style-name="T17">El diseño debe hacer visibles todas las opciones y materiales necesarios para una tarea determinada sin distraer al usuario con información superflua o redundante. El buen diseño no abruma a los usuarios con alternativas o confunde con información innecesaria.</text:span></text:p>
          <text:p text:style-name="P4"/>
        </text:list-item>
        <text:list-item>
          <text:p text:style-name="P2"><text:span text:style-name="Strong_20_Emphasis"><text:span text:style-name="T19">Retroalimentación: </text:span></text:span><text:span text:style-name="T17">El diseño debe mantener a los usuarios informados de las acciones o interpretaciones, los cambios de estado o condición, y los errores o excepciones que son relevantes y de interés </text:span><text:soft-page-break/><text:span text:style-name="T17">para el usuario a través de un lenguaje claro, conciso y claro que sea familiar para los usuarios.</text:span></text:p>
          <text:p text:style-name="P4"/>
        </text:list-item>
        <text:list-item>
          <text:p text:style-name="P2"><text:span text:style-name="Strong_20_Emphasis"><text:span text:style-name="T19">Tolerancia: </text:span></text:span><text:span text:style-name="T17">El diseño debe ser flexible y tolerante, reduciendo el costo de los errores y el mal uso al permitir deshacer y rehacer, y al mismo tiempo evitar los errores siempre que sea posible, tolerando entradas y secuencias variadas e interpretando todas las acciones razonables.</text:span></text:p>
          <text:p text:style-name="P4"/>
        </text:list-item>
        <text:list-item>
          <text:p text:style-name="P2"><text:span text:style-name="Strong_20_Emphasis"><text:span text:style-name="T19">Reuso: </text:span></text:span><text:span text:style-name="T17">El diseño debe reutilizar los componentes y comportamientos internos y externos, manteniendo la coherencia con el objetivo en lugar de consistencia meramente arbitraria, reduciendo así la necesidad de los usuarios a repensar y recordar.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erif, 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01:48:15.683241983</meta:creation-date>
    <dc:date>2019-10-07T01:54:03.537889413</dc:date>
    <meta:editing-duration>PT5M49S</meta:editing-duration>
    <meta:editing-cycles>1</meta:editing-cycles>
    <meta:document-statistic meta:table-count="1" meta:image-count="0" meta:object-count="0" meta:page-count="2" meta:paragraph-count="12" meta:word-count="374" meta:character-count="2387" meta:non-whitespace-character-count="2026"/>
    <meta:generator>LibreOffice/6.0.7.3$Linux_X86_64 LibreOffice_project/00m0$Build-3</meta:generator>
  </office:meta>
</office:document-meta>
</file>